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2" table:number-columns-repeated="2" table:default-cell-style-name="ce5"/>
        <table:table-column table:style-name="co2" table:default-cell-style-name="ce12"/>
        <table:table-column table:style-name="co4" table:default-cell-style-name="ce10"/>
        <table:table-column table:style-name="co2" table:number-columns-repeated="4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4" office:value-type="string" calcext:value-type="string">
            <text:p>IM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4" office:value-type="string" calcext:value-type="string">
            <text:p>FP – DSU</text:p>
          </table:table-cell>
          <table:table-cell table:style-name="ce4" office:value-type="string" calcext:value-type="string">
            <text:p>FP – F</text:p>
          </table:table-cell>
          <table:table-cell table:style-name="ce4" office:value-type="string" calcext:value-type="string">
            <text:p>FP – OT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 table:formula="of:=(SUM(VLOOKUP([.B2]; [.$AH$2:.$AI$14]; 2; 0); VLOOKUP([.C2]; [.$AH$2:.$AI$14]; 2; 0); VLOOKUP([.D2]; [.$AH$2:.$AI$14]; 2; 0); VLOOKUP([.E2]; [.$AH$2:.$AI$14]; 2; 0); VLOOKUP([.F2]; [.$AH$2:.$AI$14]; 2; 0); VLOOKUP([.G2]; [.$AH$2:.$AI$14]; 2; 0); VLOOKUP([.H2]; [.$AH$2:.$AI$14]; 2; 0); VLOOKUP([.I2]; [.$AH$2:.$AI$14]; 2; 0);  VLOOKUP([.J2]; [.$AH$2:.$AI$14]; 2; 0))) / 900 * 0.3" office:value-type="float" office:value="0.28" calcext:value-type="float">
            <text:p>0.2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style-name="ce7" table:formula="of:=[.M2]/50*0.15 + [.N2]/50*0.15 + [.O2]/100*0.2" office:value-type="float" office:value="0.429" calcext:value-type="float">
            <text:p>0.429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2] + [.P2] + [.V2] + [.AB2]" office:value-type="float" office:value="0.709" calcext:value-type="float">
            <text:p>0.70900</text:p>
          </table:table-cell>
          <table:table-cell table:style-name="ce15" table:formula="of:=IF([.AD2]&gt;=0.9875;&quot;A+&quot;;  IF([.AD2]&gt;=0.94; &quot;A&quot;; IF([.AD2]&gt;=0.9; &quot;A-&quot;; IF([.AD2]&gt;=0.87; &quot;B+&quot;; IF([.AD2]&gt;=0.84;&quot;B&quot;; IF([.AD2]&gt;=0.8; &quot;B-&quot;; IF([.AD2]&gt;=0.77; &quot;C+&quot;; IF([.AD2]&gt;=0.74;&quot;C&quot;; IF([.AD2]&gt;=0.7; &quot;C-&quot;; IF([.AD2]&gt;=0.67; &quot;D+&quot;; IF([.AD2]&gt;=0.64;&quot;D&quot;; IF([.AD2]&gt;=0.6; &quot;D-&quot;; &quot;F&quot;))))))))))))" office:value-type="string" office:string-value="C-" calcext:value-type="string">
            <text:p>C-</text:p>
          </table:table-cell>
          <table:table-cell table:style-name="ce17" table:formula="of:=VLOOKUP([.AE2]; [.$AK$2:.$AL$14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-</text:p>
          </table:table-cell>
          <table:table-cell table:style-name="ce7" table:formula="of:=(SUM(VLOOKUP([.B3]; [.$AH$2:.$AI$14]; 2; 0); VLOOKUP([.C3]; [.$AH$2:.$AI$14]; 2; 0); VLOOKUP([.D3]; [.$AH$2:.$AI$14]; 2; 0); VLOOKUP([.E3]; [.$AH$2:.$AI$14]; 2; 0); VLOOKUP([.F3]; [.$AH$2:.$AI$14]; 2; 0); VLOOKUP([.G3]; [.$AH$2:.$AI$14]; 2; 0); VLOOKUP([.H3]; [.$AH$2:.$AI$14]; 2; 0); VLOOKUP([.I3]; [.$AH$2:.$AI$14]; 2; 0);  VLOOKUP([.J3]; [.$AH$2:.$AI$14]; 2; 0))) / 900 * 0.3" office:value-type="float" office:value="0.267" calcext:value-type="float">
            <text:p>0.267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style-name="ce7" table:formula="of:=[.M3]/50*0.15 + [.N3]/50*0.15 + [.O3]/100*0.2" office:value-type="float" office:value="0.448" calcext:value-type="float">
            <text:p>0.448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3] + [.P3] + [.V3] + [.AB3]" office:value-type="float" office:value="0.715" calcext:value-type="float">
            <text:p>0.71500</text:p>
          </table:table-cell>
          <table:table-cell table:style-name="ce15" table:formula="of:=IF([.AD3]&gt;=0.9875;&quot;A+&quot;;  IF([.AD3]&gt;=0.94; &quot;A&quot;; IF([.AD3]&gt;=0.9; &quot;A-&quot;; IF([.AD3]&gt;=0.87; &quot;B+&quot;; IF([.AD3]&gt;=0.84;&quot;B&quot;; IF([.AD3]&gt;=0.8; &quot;B-&quot;; IF([.AD3]&gt;=0.77; &quot;C+&quot;; IF([.AD3]&gt;=0.74;&quot;C&quot;; IF([.AD3]&gt;=0.7; &quot;C-&quot;; IF([.AD3]&gt;=0.67; &quot;D+&quot;; IF([.AD3]&gt;=0.64;&quot;D&quot;; IF([.AD3]&gt;=0.6; &quot;D-&quot;; &quot;F&quot;))))))))))))" office:value-type="string" office:string-value="C-" calcext:value-type="string">
            <text:p>C-</text:p>
          </table:table-cell>
          <table:table-cell table:style-name="ce17" table:formula="of:=VLOOKUP([.AE3]; [.$AK$2:.$AL$14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4]; [.$AH$2:.$AI$14]; 2; 0); VLOOKUP([.C4]; [.$AH$2:.$AI$14]; 2; 0); VLOOKUP([.D4]; [.$AH$2:.$AI$14]; 2; 0); VLOOKUP([.E4]; [.$AH$2:.$AI$14]; 2; 0); VLOOKUP([.F4]; [.$AH$2:.$AI$14]; 2; 0); VLOOKUP([.G4]; [.$AH$2:.$AI$14]; 2; 0); VLOOKUP([.H4]; [.$AH$2:.$AI$14]; 2; 0); VLOOKUP([.I4]; [.$AH$2:.$AI$14]; 2; 0);  VLOOKUP([.J4]; [.$AH$2:.$AI$14]; 2; 0))) / 900 * 0.3" office:value-type="float" office:value="0.276666666666667" calcext:value-type="float">
            <text:p>0.27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style-name="ce7" table:formula="of:=[.M4]/50*0.15 + [.N4]/50*0.15 + [.O4]/100*0.2" office:value-type="float" office:value="0.403" calcext:value-type="float">
            <text:p>0.403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4] + [.P4] + [.V4] + [.AB4]" office:value-type="float" office:value="0.679666666666667" calcext:value-type="float">
            <text:p>0.67967</text:p>
          </table:table-cell>
          <table:table-cell table:style-name="ce15" table:formula="of:=IF([.AD4]&gt;=0.9875;&quot;A+&quot;;  IF([.AD4]&gt;=0.94; &quot;A&quot;; IF([.AD4]&gt;=0.9; &quot;A-&quot;; IF([.AD4]&gt;=0.87; &quot;B+&quot;; IF([.AD4]&gt;=0.84;&quot;B&quot;; IF([.AD4]&gt;=0.8; &quot;B-&quot;; IF([.AD4]&gt;=0.77; &quot;C+&quot;; IF([.AD4]&gt;=0.74;&quot;C&quot;; IF([.AD4]&gt;=0.7; &quot;C-&quot;; IF([.AD4]&gt;=0.67; &quot;D+&quot;; IF([.AD4]&gt;=0.64;&quot;D&quot;; IF([.AD4]&gt;=0.6; &quot;D-&quot;; &quot;F&quot;))))))))))))" office:value-type="string" office:string-value="D+" calcext:value-type="string">
            <text:p>D+</text:p>
          </table:table-cell>
          <table:table-cell table:style-name="ce17" table:formula="of:=VLOOKUP([.AE4]; [.$AK$2:.$AL$14]; 2; 0)" office:value-type="float" office:value="1.3" calcext:value-type="float">
            <text:p>1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7" table:formula="of:=(SUM(VLOOKUP([.B5]; [.$AH$2:.$AI$14]; 2; 0); VLOOKUP([.C5]; [.$AH$2:.$AI$14]; 2; 0); VLOOKUP([.D5]; [.$AH$2:.$AI$14]; 2; 0); VLOOKUP([.E5]; [.$AH$2:.$AI$14]; 2; 0); VLOOKUP([.F5]; [.$AH$2:.$AI$14]; 2; 0); VLOOKUP([.G5]; [.$AH$2:.$AI$14]; 2; 0); VLOOKUP([.H5]; [.$AH$2:.$AI$14]; 2; 0); VLOOKUP([.I5]; [.$AH$2:.$AI$14]; 2; 0);  VLOOKUP([.J5]; [.$AH$2:.$AI$14]; 2; 0))) / 900 * 0.3" office:value-type="float" office:value="0.268333333333333" calcext:value-type="float">
            <text:p>0.2683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style-name="ce7" table:formula="of:=[.M5]/50*0.15 + [.N5]/50*0.15 + [.O5]/100*0.2" office:value-type="float" office:value="0.41" calcext:value-type="float">
            <text:p>0.41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5] + [.P5] + [.V5] + [.AB5]" office:value-type="float" office:value="0.678333333333333" calcext:value-type="float">
            <text:p>0.67833</text:p>
          </table:table-cell>
          <table:table-cell table:style-name="ce15" table:formula="of:=IF([.AD5]&gt;=0.9875;&quot;A+&quot;;  IF([.AD5]&gt;=0.94; &quot;A&quot;; IF([.AD5]&gt;=0.9; &quot;A-&quot;; IF([.AD5]&gt;=0.87; &quot;B+&quot;; IF([.AD5]&gt;=0.84;&quot;B&quot;; IF([.AD5]&gt;=0.8; &quot;B-&quot;; IF([.AD5]&gt;=0.77; &quot;C+&quot;; IF([.AD5]&gt;=0.74;&quot;C&quot;; IF([.AD5]&gt;=0.7; &quot;C-&quot;; IF([.AD5]&gt;=0.67; &quot;D+&quot;; IF([.AD5]&gt;=0.64;&quot;D&quot;; IF([.AD5]&gt;=0.6; &quot;D-&quot;; &quot;F&quot;))))))))))))" office:value-type="string" office:string-value="D+" calcext:value-type="string">
            <text:p>D+</text:p>
          </table:table-cell>
          <table:table-cell table:style-name="ce17" table:formula="of:=VLOOKUP([.AE5]; [.$AK$2:.$AL$14]; 2; 0)" office:value-type="float" office:value="1.3" calcext:value-type="float">
            <text:p>1.3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 table:formula="of:=(SUM(VLOOKUP([.B6]; [.$AH$2:.$AI$14]; 2; 0); VLOOKUP([.C6]; [.$AH$2:.$AI$14]; 2; 0); VLOOKUP([.D6]; [.$AH$2:.$AI$14]; 2; 0); VLOOKUP([.E6]; [.$AH$2:.$AI$14]; 2; 0); VLOOKUP([.F6]; [.$AH$2:.$AI$14]; 2; 0); VLOOKUP([.G6]; [.$AH$2:.$AI$14]; 2; 0); VLOOKUP([.H6]; [.$AH$2:.$AI$14]; 2; 0); VLOOKUP([.I6]; [.$AH$2:.$AI$14]; 2; 0);  VLOOKUP([.J6]; [.$AH$2:.$AI$14]; 2; 0))) / 900 * 0.3" office:value-type="float" office:value="0.268666666666667" calcext:value-type="float">
            <text:p>0.268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style-name="ce7" table:formula="of:=[.M6]/50*0.15 + [.N6]/50*0.15 + [.O6]/100*0.2" office:value-type="float" office:value="0.386" calcext:value-type="float">
            <text:p>0.38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6] + [.P6] + [.V6] + [.AB6]" office:value-type="float" office:value="0.654666666666667" calcext:value-type="float">
            <text:p>0.65467</text:p>
          </table:table-cell>
          <table:table-cell table:style-name="ce15" table:formula="of:=IF([.AD6]&gt;=0.9875;&quot;A+&quot;;  IF([.AD6]&gt;=0.94; &quot;A&quot;; IF([.AD6]&gt;=0.9; &quot;A-&quot;; IF([.AD6]&gt;=0.87; &quot;B+&quot;; IF([.AD6]&gt;=0.84;&quot;B&quot;; IF([.AD6]&gt;=0.8; &quot;B-&quot;; IF([.AD6]&gt;=0.77; &quot;C+&quot;; IF([.AD6]&gt;=0.74;&quot;C&quot;; IF([.AD6]&gt;=0.7; &quot;C-&quot;; IF([.AD6]&gt;=0.67; &quot;D+&quot;; IF([.AD6]&gt;=0.64;&quot;D&quot;; IF([.AD6]&gt;=0.6; &quot;D-&quot;; &quot;F&quot;))))))))))))" office:value-type="string" office:string-value="D" calcext:value-type="string">
            <text:p>D</text:p>
          </table:table-cell>
          <table:table-cell table:style-name="ce17" table:formula="of:=VLOOKUP([.AE6]; [.$AK$2:.$AL$14]; 2; 0)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7]; [.$AH$2:.$AI$14]; 2; 0); VLOOKUP([.C7]; [.$AH$2:.$AI$14]; 2; 0); VLOOKUP([.D7]; [.$AH$2:.$AI$14]; 2; 0); VLOOKUP([.E7]; [.$AH$2:.$AI$14]; 2; 0); VLOOKUP([.F7]; [.$AH$2:.$AI$14]; 2; 0); VLOOKUP([.G7]; [.$AH$2:.$AI$14]; 2; 0); VLOOKUP([.H7]; [.$AH$2:.$AI$14]; 2; 0); VLOOKUP([.I7]; [.$AH$2:.$AI$14]; 2; 0);  VLOOKUP([.J7]; [.$AH$2:.$AI$14]; 2; 0))) / 900 * 0.3" office:value-type="float" office:value="0.261" calcext:value-type="float">
            <text:p>0.26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style-name="ce7" table:formula="of:=[.M7]/50*0.15 + [.N7]/50*0.15 + [.O7]/100*0.2" office:value-type="float" office:value="0.369" calcext:value-type="float">
            <text:p>0.369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7] + [.P7] + [.V7] + [.AB7]" office:value-type="float" office:value="0.63" calcext:value-type="float">
            <text:p>0.63000</text:p>
          </table:table-cell>
          <table:table-cell table:style-name="ce15" table:formula="of:=IF([.AD7]&gt;=0.9875;&quot;A+&quot;;  IF([.AD7]&gt;=0.94; &quot;A&quot;; IF([.AD7]&gt;=0.9; &quot;A-&quot;; IF([.AD7]&gt;=0.87; &quot;B+&quot;; IF([.AD7]&gt;=0.84;&quot;B&quot;; IF([.AD7]&gt;=0.8; &quot;B-&quot;; IF([.AD7]&gt;=0.77; &quot;C+&quot;; IF([.AD7]&gt;=0.74;&quot;C&quot;; IF([.AD7]&gt;=0.7; &quot;C-&quot;; IF([.AD7]&gt;=0.67; &quot;D+&quot;; IF([.AD7]&gt;=0.64;&quot;D&quot;; IF([.AD7]&gt;=0.6; &quot;D-&quot;; &quot;F&quot;))))))))))))" office:value-type="string" office:string-value="D-" calcext:value-type="string">
            <text:p>D-</text:p>
          </table:table-cell>
          <table:table-cell table:style-name="ce17" table:formula="of:=VLOOKUP([.AE7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8]; [.$AH$2:.$AI$14]; 2; 0); VLOOKUP([.C8]; [.$AH$2:.$AI$14]; 2; 0); VLOOKUP([.D8]; [.$AH$2:.$AI$14]; 2; 0); VLOOKUP([.E8]; [.$AH$2:.$AI$14]; 2; 0); VLOOKUP([.F8]; [.$AH$2:.$AI$14]; 2; 0); VLOOKUP([.G8]; [.$AH$2:.$AI$14]; 2; 0); VLOOKUP([.H8]; [.$AH$2:.$AI$14]; 2; 0); VLOOKUP([.I8]; [.$AH$2:.$AI$14]; 2; 0);  VLOOKUP([.J8]; [.$AH$2:.$AI$14]; 2; 0))) / 900 * 0.3" office:value-type="float" office:value="0.273666666666667" calcext:value-type="float">
            <text:p>0.273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style-name="ce7" table:formula="of:=[.M8]/50*0.15 + [.N8]/50*0.15 + [.O8]/100*0.2" office:value-type="float" office:value="0.427" calcext:value-type="float">
            <text:p>0.427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14" table:formula="of:=[.K8] + [.P8] + [.V8] + [.AB8]" office:value-type="float" office:value="0.700666666666667" calcext:value-type="float">
            <text:p>0.70067</text:p>
          </table:table-cell>
          <table:table-cell table:style-name="ce15" table:formula="of:=IF([.AD8]&gt;=0.9875;&quot;A+&quot;;  IF([.AD8]&gt;=0.94; &quot;A&quot;; IF([.AD8]&gt;=0.9; &quot;A-&quot;; IF([.AD8]&gt;=0.87; &quot;B+&quot;; IF([.AD8]&gt;=0.84;&quot;B&quot;; IF([.AD8]&gt;=0.8; &quot;B-&quot;; IF([.AD8]&gt;=0.77; &quot;C+&quot;; IF([.AD8]&gt;=0.74;&quot;C&quot;; IF([.AD8]&gt;=0.7; &quot;C-&quot;; IF([.AD8]&gt;=0.67; &quot;D+&quot;; IF([.AD8]&gt;=0.64;&quot;D&quot;; IF([.AD8]&gt;=0.6; &quot;D-&quot;; &quot;F&quot;))))))))))))" office:value-type="string" office:string-value="C-" calcext:value-type="string">
            <text:p>C-</text:p>
          </table:table-cell>
          <table:table-cell table:style-name="ce17" table:formula="of:=VLOOKUP([.AE8]; [.$AK$2:.$AL$14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 table:formula="of:=(SUM(VLOOKUP([.B9]; [.$AH$2:.$AI$14]; 2; 0); VLOOKUP([.C9]; [.$AH$2:.$AI$14]; 2; 0); VLOOKUP([.D9]; [.$AH$2:.$AI$14]; 2; 0); VLOOKUP([.E9]; [.$AH$2:.$AI$14]; 2; 0); VLOOKUP([.F9]; [.$AH$2:.$AI$14]; 2; 0); VLOOKUP([.G9]; [.$AH$2:.$AI$14]; 2; 0); VLOOKUP([.H9]; [.$AH$2:.$AI$14]; 2; 0); VLOOKUP([.I9]; [.$AH$2:.$AI$14]; 2; 0);  VLOOKUP([.J9]; [.$AH$2:.$AI$14]; 2; 0))) / 900 * 0.3" office:value-type="float" office:value="0.282333333333333" calcext:value-type="float">
            <text:p>0.282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style-name="ce7" table:formula="of:=[.M9]/50*0.15 + [.N9]/50*0.15 + [.O9]/100*0.2" office:value-type="float" office:value="0.452" calcext:value-type="float">
            <text:p>0.452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9] + [.P9] + [.V9] + [.AB9]" office:value-type="float" office:value="0.734333333333333" calcext:value-type="float">
            <text:p>0.73433</text:p>
          </table:table-cell>
          <table:table-cell table:style-name="ce15" table:formula="of:=IF([.AD9]&gt;=0.9875;&quot;A+&quot;;  IF([.AD9]&gt;=0.94; &quot;A&quot;; IF([.AD9]&gt;=0.9; &quot;A-&quot;; IF([.AD9]&gt;=0.87; &quot;B+&quot;; IF([.AD9]&gt;=0.84;&quot;B&quot;; IF([.AD9]&gt;=0.8; &quot;B-&quot;; IF([.AD9]&gt;=0.77; &quot;C+&quot;; IF([.AD9]&gt;=0.74;&quot;C&quot;; IF([.AD9]&gt;=0.7; &quot;C-&quot;; IF([.AD9]&gt;=0.67; &quot;D+&quot;; IF([.AD9]&gt;=0.64;&quot;D&quot;; IF([.AD9]&gt;=0.6; &quot;D-&quot;; &quot;F&quot;))))))))))))" office:value-type="string" office:string-value="C-" calcext:value-type="string">
            <text:p>C-</text:p>
          </table:table-cell>
          <table:table-cell table:style-name="ce17" table:formula="of:=VLOOKUP([.AE9]; [.$AK$2:.$AL$14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0]; [.$AH$2:.$AI$14]; 2; 0); VLOOKUP([.C10]; [.$AH$2:.$AI$14]; 2; 0); VLOOKUP([.D10]; [.$AH$2:.$AI$14]; 2; 0); VLOOKUP([.E10]; [.$AH$2:.$AI$14]; 2; 0); VLOOKUP([.F10]; [.$AH$2:.$AI$14]; 2; 0); VLOOKUP([.G10]; [.$AH$2:.$AI$14]; 2; 0); VLOOKUP([.H10]; [.$AH$2:.$AI$14]; 2; 0); VLOOKUP([.I10]; [.$AH$2:.$AI$14]; 2; 0);  VLOOKUP([.J10]; [.$AH$2:.$AI$14]; 2; 0))) / 900 * 0.3" office:value-type="float" office:value="0.280333333333333" calcext:value-type="float">
            <text:p>0.280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style-name="ce7" table:formula="of:=[.M10]/50*0.15 + [.N10]/50*0.15 + [.O10]/100*0.2" office:value-type="float" office:value="0.441" calcext:value-type="float">
            <text:p>0.441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0] + [.P10] + [.V10] + [.AB10]" office:value-type="float" office:value="0.721333333333333" calcext:value-type="float">
            <text:p>0.72133</text:p>
          </table:table-cell>
          <table:table-cell table:style-name="ce15" table:formula="of:=IF([.AD10]&gt;=0.9875;&quot;A+&quot;;  IF([.AD10]&gt;=0.94; &quot;A&quot;; IF([.AD10]&gt;=0.9; &quot;A-&quot;; IF([.AD10]&gt;=0.87; &quot;B+&quot;; IF([.AD10]&gt;=0.84;&quot;B&quot;; IF([.AD10]&gt;=0.8; &quot;B-&quot;; IF([.AD10]&gt;=0.77; &quot;C+&quot;; IF([.AD10]&gt;=0.74;&quot;C&quot;; IF([.AD10]&gt;=0.7; &quot;C-&quot;; IF([.AD10]&gt;=0.67; &quot;D+&quot;; IF([.AD10]&gt;=0.64;&quot;D&quot;; IF([.AD10]&gt;=0.6; &quot;D-&quot;; &quot;F&quot;))))))))))))" office:value-type="string" office:string-value="C-" calcext:value-type="string">
            <text:p>C-</text:p>
          </table:table-cell>
          <table:table-cell table:style-name="ce17" table:formula="of:=VLOOKUP([.AE10]; [.$AK$2:.$AL$14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1]; [.$AH$2:.$AI$14]; 2; 0); VLOOKUP([.C11]; [.$AH$2:.$AI$14]; 2; 0); VLOOKUP([.D11]; [.$AH$2:.$AI$14]; 2; 0); VLOOKUP([.E11]; [.$AH$2:.$AI$14]; 2; 0); VLOOKUP([.F11]; [.$AH$2:.$AI$14]; 2; 0); VLOOKUP([.G11]; [.$AH$2:.$AI$14]; 2; 0); VLOOKUP([.H11]; [.$AH$2:.$AI$14]; 2; 0); VLOOKUP([.I11]; [.$AH$2:.$AI$14]; 2; 0);  VLOOKUP([.J11]; [.$AH$2:.$AI$14]; 2; 0))) / 900 * 0.3" office:value-type="float" office:value="0.277" calcext:value-type="float">
            <text:p>0.277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table:style-name="ce7" table:formula="of:=[.M11]/50*0.15 + [.N11]/50*0.15 + [.O11]/100*0.2" office:value-type="float" office:value="0.464" calcext:value-type="float">
            <text:p>0.464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1] + [.P11] + [.V11] + [.AB11]" office:value-type="float" office:value="0.741" calcext:value-type="float">
            <text:p>0.74100</text:p>
          </table:table-cell>
          <table:table-cell table:style-name="ce15" table:formula="of:=IF([.AD11]&gt;=0.9875;&quot;A+&quot;;  IF([.AD11]&gt;=0.94; &quot;A&quot;; IF([.AD11]&gt;=0.9; &quot;A-&quot;; IF([.AD11]&gt;=0.87; &quot;B+&quot;; IF([.AD11]&gt;=0.84;&quot;B&quot;; IF([.AD11]&gt;=0.8; &quot;B-&quot;; IF([.AD11]&gt;=0.77; &quot;C+&quot;; IF([.AD11]&gt;=0.74;&quot;C&quot;; IF([.AD11]&gt;=0.7; &quot;C-&quot;; IF([.AD11]&gt;=0.67; &quot;D+&quot;; IF([.AD11]&gt;=0.64;&quot;D&quot;; IF([.AD11]&gt;=0.6; &quot;D-&quot;; &quot;F&quot;))))))))))))" office:value-type="string" office:string-value="C" calcext:value-type="string">
            <text:p>C</text:p>
          </table:table-cell>
          <table:table-cell table:style-name="ce17" table:formula="of:=VLOOKUP([.AE11]; [.$AK$2:.$AL$14]; 2; 0)" office:value-type="float" office:value="2" calcext:value-type="float">
            <text:p>2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B12]; [.$AH$2:.$AI$14]; 2; 0); VLOOKUP([.C12]; [.$AH$2:.$AI$14]; 2; 0); VLOOKUP([.D12]; [.$AH$2:.$AI$14]; 2; 0); VLOOKUP([.E12]; [.$AH$2:.$AI$14]; 2; 0); VLOOKUP([.F12]; [.$AH$2:.$AI$14]; 2; 0); VLOOKUP([.G12]; [.$AH$2:.$AI$14]; 2; 0); VLOOKUP([.H12]; [.$AH$2:.$AI$14]; 2; 0); VLOOKUP([.I12]; [.$AH$2:.$AI$14]; 2; 0);  VLOOKUP([.J12]; [.$AH$2:.$AI$14]; 2; 0))) / 900 * 0.3" office:value-type="float" office:value="0.279" calcext:value-type="float">
            <text:p>0.279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table:style-name="ce7" table:formula="of:=[.M12]/50*0.15 + [.N12]/50*0.15 + [.O12]/100*0.2" office:value-type="float" office:value="0.424" calcext:value-type="float">
            <text:p>0.42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2] + [.P12] + [.V12] + [.AB12]" office:value-type="float" office:value="0.703" calcext:value-type="float">
            <text:p>0.70300</text:p>
          </table:table-cell>
          <table:table-cell table:style-name="ce15" table:formula="of:=IF([.AD12]&gt;=0.9875;&quot;A+&quot;;  IF([.AD12]&gt;=0.94; &quot;A&quot;; IF([.AD12]&gt;=0.9; &quot;A-&quot;; IF([.AD12]&gt;=0.87; &quot;B+&quot;; IF([.AD12]&gt;=0.84;&quot;B&quot;; IF([.AD12]&gt;=0.8; &quot;B-&quot;; IF([.AD12]&gt;=0.77; &quot;C+&quot;; IF([.AD12]&gt;=0.74;&quot;C&quot;; IF([.AD12]&gt;=0.7; &quot;C-&quot;; IF([.AD12]&gt;=0.67; &quot;D+&quot;; IF([.AD12]&gt;=0.64;&quot;D&quot;; IF([.AD12]&gt;=0.6; &quot;D-&quot;; &quot;F&quot;))))))))))))" office:value-type="string" office:string-value="C-" calcext:value-type="string">
            <text:p>C-</text:p>
          </table:table-cell>
          <table:table-cell table:style-name="ce17" table:formula="of:=VLOOKUP([.AE12]; [.$AK$2:.$AL$14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 table:formula="of:=(SUM(VLOOKUP([.B13]; [.$AH$2:.$AI$14]; 2; 0); VLOOKUP([.C13]; [.$AH$2:.$AI$14]; 2; 0); VLOOKUP([.D13]; [.$AH$2:.$AI$14]; 2; 0); VLOOKUP([.E13]; [.$AH$2:.$AI$14]; 2; 0); VLOOKUP([.F13]; [.$AH$2:.$AI$14]; 2; 0); VLOOKUP([.G13]; [.$AH$2:.$AI$14]; 2; 0); VLOOKUP([.H13]; [.$AH$2:.$AI$14]; 2; 0); VLOOKUP([.I13]; [.$AH$2:.$AI$14]; 2; 0);  VLOOKUP([.J13]; [.$AH$2:.$AI$14]; 2; 0))) / 900 * 0.3" office:value-type="float" office:value="0.283333333333333" calcext:value-type="float">
            <text:p>0.2833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style-name="ce7" table:formula="of:=[.M13]/50*0.15 + [.N13]/50*0.15 + [.O13]/100*0.2" office:value-type="float" office:value="0.479" calcext:value-type="float">
            <text:p>0.479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3] + [.P13] + [.V13] + [.AB13]" office:value-type="float" office:value="0.762333333333333" calcext:value-type="float">
            <text:p>0.76233</text:p>
          </table:table-cell>
          <table:table-cell table:style-name="ce15" table:formula="of:=IF([.AD13]&gt;=0.9875;&quot;A+&quot;;  IF([.AD13]&gt;=0.94; &quot;A&quot;; IF([.AD13]&gt;=0.9; &quot;A-&quot;; IF([.AD13]&gt;=0.87; &quot;B+&quot;; IF([.AD13]&gt;=0.84;&quot;B&quot;; IF([.AD13]&gt;=0.8; &quot;B-&quot;; IF([.AD13]&gt;=0.77; &quot;C+&quot;; IF([.AD13]&gt;=0.74;&quot;C&quot;; IF([.AD13]&gt;=0.7; &quot;C-&quot;; IF([.AD13]&gt;=0.67; &quot;D+&quot;; IF([.AD13]&gt;=0.64;&quot;D&quot;; IF([.AD13]&gt;=0.6; &quot;D-&quot;; &quot;F&quot;))))))))))))" office:value-type="string" office:string-value="C" calcext:value-type="string">
            <text:p>C</text:p>
          </table:table-cell>
          <table:table-cell table:style-name="ce17" table:formula="of:=VLOOKUP([.AE13]; [.$AK$2:.$AL$14]; 2; 0)" office:value-type="float" office:value="2" calcext:value-type="float">
            <text:p>2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4]; [.$AH$2:.$AI$14]; 2; 0); VLOOKUP([.C14]; [.$AH$2:.$AI$14]; 2; 0); VLOOKUP([.D14]; [.$AH$2:.$AI$14]; 2; 0); VLOOKUP([.E14]; [.$AH$2:.$AI$14]; 2; 0); VLOOKUP([.F14]; [.$AH$2:.$AI$14]; 2; 0); VLOOKUP([.G14]; [.$AH$2:.$AI$14]; 2; 0); VLOOKUP([.H14]; [.$AH$2:.$AI$14]; 2; 0); VLOOKUP([.I14]; [.$AH$2:.$AI$14]; 2; 0);  VLOOKUP([.J14]; [.$AH$2:.$AI$14]; 2; 0))) / 900 * 0.3" office:value-type="float" office:value="0.272666666666667" calcext:value-type="float">
            <text:p>0.272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7" table:formula="of:=[.M14]/50*0.15 + [.N14]/50*0.15 + [.O14]/100*0.2" office:value-type="float" office:value="0.396" calcext:value-type="float">
            <text:p>0.39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4] + [.P14] + [.V14] + [.AB14]" office:value-type="float" office:value="0.668666666666667" calcext:value-type="float">
            <text:p>0.66867</text:p>
          </table:table-cell>
          <table:table-cell table:style-name="ce15" table:formula="of:=IF([.AD14]&gt;=0.9875;&quot;A+&quot;;  IF([.AD14]&gt;=0.94; &quot;A&quot;; IF([.AD14]&gt;=0.9; &quot;A-&quot;; IF([.AD14]&gt;=0.87; &quot;B+&quot;; IF([.AD14]&gt;=0.84;&quot;B&quot;; IF([.AD14]&gt;=0.8; &quot;B-&quot;; IF([.AD14]&gt;=0.77; &quot;C+&quot;; IF([.AD14]&gt;=0.74;&quot;C&quot;; IF([.AD14]&gt;=0.7; &quot;C-&quot;; IF([.AD14]&gt;=0.67; &quot;D+&quot;; IF([.AD14]&gt;=0.64;&quot;D&quot;; IF([.AD14]&gt;=0.6; &quot;D-&quot;; &quot;F&quot;))))))))))))" office:value-type="string" office:string-value="D" calcext:value-type="string">
            <text:p>D</text:p>
          </table:table-cell>
          <table:table-cell table:style-name="ce17" table:formula="of:=VLOOKUP([.AE14]; [.$AK$2:.$AL$14]; 2; 0)"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5]; [.$AH$2:.$AI$14]; 2; 0); VLOOKUP([.C15]; [.$AH$2:.$AI$14]; 2; 0); VLOOKUP([.D15]; [.$AH$2:.$AI$14]; 2; 0); VLOOKUP([.E15]; [.$AH$2:.$AI$14]; 2; 0); VLOOKUP([.F15]; [.$AH$2:.$AI$14]; 2; 0); VLOOKUP([.G15]; [.$AH$2:.$AI$14]; 2; 0); VLOOKUP([.H15]; [.$AH$2:.$AI$14]; 2; 0); VLOOKUP([.I15]; [.$AH$2:.$AI$14]; 2; 0);  VLOOKUP([.J15]; [.$AH$2:.$AI$14]; 2; 0))) / 900 * 0.3" office:value-type="float" office:value="0.284333333333333" calcext:value-type="float">
            <text:p>0.284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style-name="ce7" table:formula="of:=[.M15]/50*0.15 + [.N15]/50*0.15 + [.O15]/100*0.2" office:value-type="float" office:value="0.451" calcext:value-type="float">
            <text:p>0.451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5] + [.P15] + [.V15] + [.AB15]" office:value-type="float" office:value="0.735333333333333" calcext:value-type="float">
            <text:p>0.73533</text:p>
          </table:table-cell>
          <table:table-cell table:style-name="ce15" table:formula="of:=IF([.AD15]&gt;=0.9875;&quot;A+&quot;;  IF([.AD15]&gt;=0.94; &quot;A&quot;; IF([.AD15]&gt;=0.9; &quot;A-&quot;; IF([.AD15]&gt;=0.87; &quot;B+&quot;; IF([.AD15]&gt;=0.84;&quot;B&quot;; IF([.AD15]&gt;=0.8; &quot;B-&quot;; IF([.AD15]&gt;=0.77; &quot;C+&quot;; IF([.AD15]&gt;=0.74;&quot;C&quot;; IF([.AD15]&gt;=0.7; &quot;C-&quot;; IF([.AD15]&gt;=0.67; &quot;D+&quot;; IF([.AD15]&gt;=0.64;&quot;D&quot;; IF([.AD15]&gt;=0.6; &quot;D-&quot;; &quot;F&quot;))))))))))))" office:value-type="string" office:string-value="C-" calcext:value-type="string">
            <text:p>C-</text:p>
          </table:table-cell>
          <table:table-cell table:style-name="ce17" table:formula="of:=VLOOKUP([.AE15]; [.$AK$2:.$AL$14]; 2; 0)" office:value-type="float" office:value="1.7" calcext:value-type="float">
            <text:p>1.7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 table:formula="of:=(SUM(VLOOKUP([.B16]; [.$AH$2:.$AI$14]; 2; 0); VLOOKUP([.C16]; [.$AH$2:.$AI$14]; 2; 0); VLOOKUP([.D16]; [.$AH$2:.$AI$14]; 2; 0); VLOOKUP([.E16]; [.$AH$2:.$AI$14]; 2; 0); VLOOKUP([.F16]; [.$AH$2:.$AI$14]; 2; 0); VLOOKUP([.G16]; [.$AH$2:.$AI$14]; 2; 0); VLOOKUP([.H16]; [.$AH$2:.$AI$14]; 2; 0); VLOOKUP([.I16]; [.$AH$2:.$AI$14]; 2; 0);  VLOOKUP([.J16]; [.$AH$2:.$AI$14]; 2; 0))) / 900 * 0.3" office:value-type="float" office:value="0.201666666666667" calcext:value-type="float">
            <text:p>0.201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style-name="ce7" table:formula="of:=[.M16]/50*0.15 + [.N16]/50*0.15 + [.O16]/100*0.2" office:value-type="float" office:value="0.339" calcext:value-type="float">
            <text:p>0.33900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14" table:formula="of:=[.K16] + [.P16] + [.V16] + [.AB16]" office:value-type="float" office:value="0.540666666666667" calcext:value-type="float">
            <text:p>0.54067</text:p>
          </table:table-cell>
          <table:table-cell table:style-name="ce15" table:formula="of:=IF([.AD16]&gt;=0.9875;&quot;A+&quot;;  IF([.AD16]&gt;=0.94; &quot;A&quot;; IF([.AD16]&gt;=0.9; &quot;A-&quot;; IF([.AD16]&gt;=0.87; &quot;B+&quot;; IF([.AD16]&gt;=0.84;&quot;B&quot;; IF([.AD16]&gt;=0.8; &quot;B-&quot;; IF([.AD16]&gt;=0.77; &quot;C+&quot;; IF([.AD16]&gt;=0.74;&quot;C&quot;; IF([.AD16]&gt;=0.7; &quot;C-&quot;; IF([.AD16]&gt;=0.67; &quot;D+&quot;; IF([.AD16]&gt;=0.64;&quot;D&quot;; IF([.AD16]&gt;=0.6; &quot;D-&quot;; &quot;F&quot;))))))))))))" office:value-type="string" office:string-value="F" calcext:value-type="string">
            <text:p>F</text:p>
          </table:table-cell>
          <table:table-cell table:style-name="ce17" table:formula="of:=VLOOKUP([.AE16]; [.$AK$2:.$AL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7]; [.$AH$2:.$AI$14]; 2; 0); VLOOKUP([.C17]; [.$AH$2:.$AI$14]; 2; 0); VLOOKUP([.D17]; [.$AH$2:.$AI$14]; 2; 0); VLOOKUP([.E17]; [.$AH$2:.$AI$14]; 2; 0); VLOOKUP([.F17]; [.$AH$2:.$AI$14]; 2; 0); VLOOKUP([.G17]; [.$AH$2:.$AI$14]; 2; 0); VLOOKUP([.H17]; [.$AH$2:.$AI$14]; 2; 0); VLOOKUP([.I17]; [.$AH$2:.$AI$14]; 2; 0);  VLOOKUP([.J17]; [.$AH$2:.$AI$14]; 2; 0))) / 900 * 0.3" office:value-type="float" office:value="0.283333333333333" calcext:value-type="float">
            <text:p>0.28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style-name="ce7" table:formula="of:=[.M17]/50*0.15 + [.N17]/50*0.15 + [.O17]/100*0.2" office:value-type="float" office:value="0.445" calcext:value-type="float">
            <text:p>0.445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7] + [.P17] + [.V17] + [.AB17]" office:value-type="float" office:value="0.728333333333333" calcext:value-type="float">
            <text:p>0.72833</text:p>
          </table:table-cell>
          <table:table-cell table:style-name="ce15" table:formula="of:=IF([.AD17]&gt;=0.9875;&quot;A+&quot;;  IF([.AD17]&gt;=0.94; &quot;A&quot;; IF([.AD17]&gt;=0.9; &quot;A-&quot;; IF([.AD17]&gt;=0.87; &quot;B+&quot;; IF([.AD17]&gt;=0.84;&quot;B&quot;; IF([.AD17]&gt;=0.8; &quot;B-&quot;; IF([.AD17]&gt;=0.77; &quot;C+&quot;; IF([.AD17]&gt;=0.74;&quot;C&quot;; IF([.AD17]&gt;=0.7; &quot;C-&quot;; IF([.AD17]&gt;=0.67; &quot;D+&quot;; IF([.AD17]&gt;=0.64;&quot;D&quot;; IF([.AD17]&gt;=0.6; &quot;D-&quot;; &quot;F&quot;))))))))))))" office:value-type="string" office:string-value="C-" calcext:value-type="string">
            <text:p>C-</text:p>
          </table:table-cell>
          <table:table-cell table:style-name="ce17" table:formula="of:=VLOOKUP([.AE17]; [.$AK$2:.$AL$14]; 2; 0)" office:value-type="float" office:value="1.7" calcext:value-type="float">
            <text:p>1.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8]; [.$AH$2:.$AI$14]; 2; 0); VLOOKUP([.C18]; [.$AH$2:.$AI$14]; 2; 0); VLOOKUP([.D18]; [.$AH$2:.$AI$14]; 2; 0); VLOOKUP([.E18]; [.$AH$2:.$AI$14]; 2; 0); VLOOKUP([.F18]; [.$AH$2:.$AI$14]; 2; 0); VLOOKUP([.G18]; [.$AH$2:.$AI$14]; 2; 0); VLOOKUP([.H18]; [.$AH$2:.$AI$14]; 2; 0); VLOOKUP([.I18]; [.$AH$2:.$AI$14]; 2; 0);  VLOOKUP([.J18]; [.$AH$2:.$AI$14]; 2; 0))) / 900 * 0.3" office:value-type="float" office:value="0.277" calcext:value-type="float">
            <text:p>0.277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style-name="ce7" table:formula="of:=[.M18]/50*0.15 + [.N18]/50*0.15 + [.O18]/100*0.2" office:value-type="float" office:value="0.366" calcext:value-type="float">
            <text:p>0.36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8] + [.P18] + [.V18] + [.AB18]" office:value-type="float" office:value="0.643" calcext:value-type="float">
            <text:p>0.64300</text:p>
          </table:table-cell>
          <table:table-cell table:style-name="ce15" table:formula="of:=IF([.AD18]&gt;=0.9875;&quot;A+&quot;;  IF([.AD18]&gt;=0.94; &quot;A&quot;; IF([.AD18]&gt;=0.9; &quot;A-&quot;; IF([.AD18]&gt;=0.87; &quot;B+&quot;; IF([.AD18]&gt;=0.84;&quot;B&quot;; IF([.AD18]&gt;=0.8; &quot;B-&quot;; IF([.AD18]&gt;=0.77; &quot;C+&quot;; IF([.AD18]&gt;=0.74;&quot;C&quot;; IF([.AD18]&gt;=0.7; &quot;C-&quot;; IF([.AD18]&gt;=0.67; &quot;D+&quot;; IF([.AD18]&gt;=0.64;&quot;D&quot;; IF([.AD18]&gt;=0.6; &quot;D-&quot;; &quot;F&quot;))))))))))))" office:value-type="string" office:string-value="D" calcext:value-type="string">
            <text:p>D</text:p>
          </table:table-cell>
          <table:table-cell table:style-name="ce17" table:formula="of:=VLOOKUP([.AE18]; [.$AK$2:.$AL$14]; 2; 0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9]; [.$AH$2:.$AI$14]; 2; 0); VLOOKUP([.C19]; [.$AH$2:.$AI$14]; 2; 0); VLOOKUP([.D19]; [.$AH$2:.$AI$14]; 2; 0); VLOOKUP([.E19]; [.$AH$2:.$AI$14]; 2; 0); VLOOKUP([.F19]; [.$AH$2:.$AI$14]; 2; 0); VLOOKUP([.G19]; [.$AH$2:.$AI$14]; 2; 0); VLOOKUP([.H19]; [.$AH$2:.$AI$14]; 2; 0); VLOOKUP([.I19]; [.$AH$2:.$AI$14]; 2; 0);  VLOOKUP([.J19]; [.$AH$2:.$AI$14]; 2; 0))) / 900 * 0.3" office:value-type="float" office:value="0.273333333333333" calcext:value-type="float">
            <text:p>0.2733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7" table:formula="of:=[.M19]/50*0.15 + [.N19]/50*0.15 + [.O19]/100*0.2" office:value-type="float" office:value="0.425" calcext:value-type="float">
            <text:p>0.425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9] + [.P19] + [.V19] + [.AB19]" office:value-type="float" office:value="0.698333333333333" calcext:value-type="float">
            <text:p>0.69833</text:p>
          </table:table-cell>
          <table:table-cell table:style-name="ce15" table:formula="of:=IF([.AD19]&gt;=0.9875;&quot;A+&quot;;  IF([.AD19]&gt;=0.94; &quot;A&quot;; IF([.AD19]&gt;=0.9; &quot;A-&quot;; IF([.AD19]&gt;=0.87; &quot;B+&quot;; IF([.AD19]&gt;=0.84;&quot;B&quot;; IF([.AD19]&gt;=0.8; &quot;B-&quot;; IF([.AD19]&gt;=0.77; &quot;C+&quot;; IF([.AD19]&gt;=0.74;&quot;C&quot;; IF([.AD19]&gt;=0.7; &quot;C-&quot;; IF([.AD19]&gt;=0.67; &quot;D+&quot;; IF([.AD19]&gt;=0.64;&quot;D&quot;; IF([.AD19]&gt;=0.6; &quot;D-&quot;; &quot;F&quot;))))))))))))" office:value-type="string" office:string-value="D+" calcext:value-type="string">
            <text:p>D+</text:p>
          </table:table-cell>
          <table:table-cell table:style-name="ce17" table:formula="of:=VLOOKUP([.AE19]; [.$AK$2:.$AL$14]; 2; 0)" office:value-type="float" office:value="1.3" calcext:value-type="float">
            <text:p>1.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20]; [.$AH$2:.$AI$14]; 2; 0); VLOOKUP([.C20]; [.$AH$2:.$AI$14]; 2; 0); VLOOKUP([.D20]; [.$AH$2:.$AI$14]; 2; 0); VLOOKUP([.E20]; [.$AH$2:.$AI$14]; 2; 0); VLOOKUP([.F20]; [.$AH$2:.$AI$14]; 2; 0); VLOOKUP([.G20]; [.$AH$2:.$AI$14]; 2; 0); VLOOKUP([.H20]; [.$AH$2:.$AI$14]; 2; 0); VLOOKUP([.I20]; [.$AH$2:.$AI$14]; 2; 0);  VLOOKUP([.J20]; [.$AH$2:.$AI$14]; 2; 0))) / 900 * 0.3" office:value-type="float" office:value="0.272333333333333" calcext:value-type="float">
            <text:p>0.272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style-name="ce7" table:formula="of:=[.M20]/50*0.15 + [.N20]/50*0.15 + [.O20]/100*0.2" office:value-type="float" office:value="0.44" calcext:value-type="float">
            <text:p>0.44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20] + [.P20] + [.V20] + [.AB20]" office:value-type="float" office:value="0.712333333333333" calcext:value-type="float">
            <text:p>0.71233</text:p>
          </table:table-cell>
          <table:table-cell table:style-name="ce15" table:formula="of:=IF([.AD20]&gt;=0.9875;&quot;A+&quot;;  IF([.AD20]&gt;=0.94; &quot;A&quot;; IF([.AD20]&gt;=0.9; &quot;A-&quot;; IF([.AD20]&gt;=0.87; &quot;B+&quot;; IF([.AD20]&gt;=0.84;&quot;B&quot;; IF([.AD20]&gt;=0.8; &quot;B-&quot;; IF([.AD20]&gt;=0.77; &quot;C+&quot;; IF([.AD20]&gt;=0.74;&quot;C&quot;; IF([.AD20]&gt;=0.7; &quot;C-&quot;; IF([.AD20]&gt;=0.67; &quot;D+&quot;; IF([.AD20]&gt;=0.64;&quot;D&quot;; IF([.AD20]&gt;=0.6; &quot;D-&quot;; &quot;F&quot;))))))))))))" office:value-type="string" office:string-value="C-" calcext:value-type="string">
            <text:p>C-</text:p>
          </table:table-cell>
          <table:table-cell table:style-name="ce17" table:formula="of:=VLOOKUP([.AE20]; [.$AK$2:.$AL$14]; 2; 0)" office:value-type="float" office:value="1.7" calcext:value-type="float">
            <text:p>1.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21]; [.$AH$2:.$AI$14]; 2; 0); VLOOKUP([.C21]; [.$AH$2:.$AI$14]; 2; 0); VLOOKUP([.D21]; [.$AH$2:.$AI$14]; 2; 0); VLOOKUP([.E21]; [.$AH$2:.$AI$14]; 2; 0); VLOOKUP([.F21]; [.$AH$2:.$AI$14]; 2; 0); VLOOKUP([.G21]; [.$AH$2:.$AI$14]; 2; 0); VLOOKUP([.H21]; [.$AH$2:.$AI$14]; 2; 0); VLOOKUP([.I21]; [.$AH$2:.$AI$14]; 2; 0);  VLOOKUP([.J21]; [.$AH$2:.$AI$14]; 2; 0))) / 900 * 0.3" office:value-type="float" office:value="0.271333333333333" calcext:value-type="float">
            <text:p>0.2713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style-name="ce7" table:formula="of:=[.M21]/50*0.15 + [.N21]/50*0.15 + [.O21]/100*0.2" office:value-type="float" office:value="0.43" calcext:value-type="float">
            <text:p>0.43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table:formula="of:=AVERAGE([.AD2:.AD18])" office:value-type="float" office:value="0.690901960784314" calcext:value-type="float">
            <text:p>0.6909019608</text:p>
          </table:table-cell>
          <table:table-cell table:style-name="ce12"/>
          <table:table-cell table:style-name="ce15" table:formula="of:=AVERAGE([.AF2:.AF20])" office:value-type="float" office:value="1.37894736842105" calcext:value-type="float">
            <text:p>1.378947368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22]; [.$AH$2:.$AI$14]; 2; 0); VLOOKUP([.C22]; [.$AH$2:.$AI$14]; 2; 0); VLOOKUP([.D22]; [.$AH$2:.$AI$14]; 2; 0); VLOOKUP([.E22]; [.$AH$2:.$AI$14]; 2; 0); VLOOKUP([.F22]; [.$AH$2:.$AI$14]; 2; 0); VLOOKUP([.G22]; [.$AH$2:.$AI$14]; 2; 0); VLOOKUP([.H22]; [.$AH$2:.$AI$14]; 2; 0); VLOOKUP([.I22]; [.$AH$2:.$AI$14]; 2; 0);  VLOOKUP([.J22]; [.$AH$2:.$AI$14]; 2; 0))) / 900 * 0.3" office:value-type="float" office:value="0.275666666666667" calcext:value-type="float">
            <text:p>0.27567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style-name="ce7" table:formula="of:=[.M22]/50*0.15 + [.N22]/50*0.15 + [.O22]/100*0.2" office:value-type="float" office:value="0.406" calcext:value-type="float">
            <text:p>0.406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7" table:formula="of:=(SUM(VLOOKUP([.B23]; [.$AH$2:.$AI$14]; 2; 0); VLOOKUP([.C23]; [.$AH$2:.$AI$14]; 2; 0); VLOOKUP([.D23]; [.$AH$2:.$AI$14]; 2; 0); VLOOKUP([.E23]; [.$AH$2:.$AI$14]; 2; 0); VLOOKUP([.F23]; [.$AH$2:.$AI$14]; 2; 0); VLOOKUP([.G23]; [.$AH$2:.$AI$14]; 2; 0); VLOOKUP([.H23]; [.$AH$2:.$AI$14]; 2; 0); VLOOKUP([.I23]; [.$AH$2:.$AI$14]; 2; 0);  VLOOKUP([.J23]; [.$AH$2:.$AI$14]; 2; 0))) / 900 * 0.3" office:value-type="float" office:value="0.269333333333333" calcext:value-type="float">
            <text:p>0.269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style-name="ce7" table:formula="of:=[.M23]/50*0.15 + [.N23]/50*0.15 + [.O23]/100*0.2" office:value-type="float" office:value="0.316" calcext:value-type="float">
            <text:p>0.31600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C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 table:formula="of:=(SUM(VLOOKUP([.B24]; [.$AH$2:.$AI$14]; 2; 0); VLOOKUP([.C24]; [.$AH$2:.$AI$14]; 2; 0); VLOOKUP([.D24]; [.$AH$2:.$AI$14]; 2; 0); VLOOKUP([.E24]; [.$AH$2:.$AI$14]; 2; 0); VLOOKUP([.F24]; [.$AH$2:.$AI$14]; 2; 0); VLOOKUP([.G24]; [.$AH$2:.$AI$14]; 2; 0); VLOOKUP([.H24]; [.$AH$2:.$AI$14]; 2; 0); VLOOKUP([.I24]; [.$AH$2:.$AI$14]; 2; 0);  VLOOKUP([.J24]; [.$AH$2:.$AI$14]; 2; 0))) / 900 * 0.3" office:value-type="float" office:value="0.273333333333333" calcext:value-type="float">
            <text:p>0.273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style-name="ce7" table:formula="of:=[.M24]/50*0.15 + [.N24]/50*0.15 + [.O24]/100*0.2" office:value-type="float" office:value="0.373" calcext:value-type="float">
            <text:p>0.373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25]; [.$AH$2:.$AI$14]; 2; 0); VLOOKUP([.C25]; [.$AH$2:.$AI$14]; 2; 0); VLOOKUP([.D25]; [.$AH$2:.$AI$14]; 2; 0); VLOOKUP([.E25]; [.$AH$2:.$AI$14]; 2; 0); VLOOKUP([.F25]; [.$AH$2:.$AI$14]; 2; 0); VLOOKUP([.G25]; [.$AH$2:.$AI$14]; 2; 0); VLOOKUP([.H25]; [.$AH$2:.$AI$14]; 2; 0); VLOOKUP([.I25]; [.$AH$2:.$AI$14]; 2; 0);  VLOOKUP([.J25]; [.$AH$2:.$AI$14]; 2; 0))) / 900 * 0.3" office:value-type="float" office:value="0.284666666666667" calcext:value-type="float">
            <text:p>0.284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style-name="ce7" table:formula="of:=[.M25]/50*0.15 + [.N25]/50*0.15 + [.O25]/100*0.2" office:value-type="float" office:value="0.495" calcext:value-type="float">
            <text:p>0.495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/>
          <table:table-cell table:style-name="ce5" table:number-columns-repeated="2"/>
          <table:table-cell table:number-columns-repeated="1001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formula="of:=AVERAGE([.O2:.O25])" office:value-type="float" office:value="81.875" calcext:value-type="float">
            <text:p>81.875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formula="of:=AVERAGE([.M2:.M25])/50" office:value-type="float" office:value="0.825" calcext:value-type="float">
            <text:p>0.825</text:p>
          </table:table-cell>
          <table:table-cell table:formula="of:=AVERAGE([.N2:.N25])/50" office:value-type="float" office:value="0.865" calcext:value-type="float">
            <text:p>0.865</text:p>
          </table:table-cell>
          <table:table-cell table:formula="of:=AVERAGE([.O2:.O25])/100" office:value-type="float" office:value="0.81875" calcext:value-type="float">
            <text:p>0.81875</text:p>
          </table:table-cell>
          <table:table-cell table:number-columns-repeated="1005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3:13:23.938820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5T15:02:27.419427607</dc:date>
    <dc:creator>Gregory Kapfhammer</dc:creator>
    <meta:editing-duration>P7DT10H30M31S</meta:editing-duration>
    <meta:editing-cycles>230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701" meta:object-count="0"/>
  </office:meta>
</office:document-meta>
</file>